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d1e5" officeooo:paragraph-rsid="0009d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ear Police Strength in States/UTs</text:p>
      <text:p text:style-name="P1">Total Women</text:p>
      <text:p text:style-name="P1">1991 11,52</text:p>
      <text:p text:style-name="P1">,586 13,654</text:p>
      <text:p text:style-name="P1">1992 11,65</text:p>
      <text:p text:style-name="P1">,872 13,334</text:p>
      <text:p text:style-name="P1">1993 12,34</text:p>
      <text:p text:style-name="P1">,674 14,107</text:p>
      <text:p text:style-name="P1">1994 13,06</text:p>
      <text:p text:style-name="P1">,268 14,467</text:p>
      <text:p text:style-name="P1">1995 13,40</text:p>
      <text:p text:style-name="P1">,983 16,209</text:p>
      <text:p text:style-name="P1">1996 13,51</text:p>
      <text:p text:style-name="P1">,047 18,174</text:p>
      <text:p text:style-name="P1">1997 13,46</text:p>
      <text:p text:style-name="P1">,940 18,690</text:p>
      <text:p text:style-name="P1">1998 13,74</text:p>
      <text:p text:style-name="P1">,608 20,428</text:p>
      <text:p text:style-name="P1">1999 14,13</text:p>
      <text:p text:style-name="P1">,602 21,319</text:p>
      <text:p text:style-name="P1">2000 14,79</text:p>
      <text:p text:style-name="P1">,024 24,7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00:02:34.041694076</meta:creation-date>
    <dc:date>2016-04-08T00:03:27.576387885</dc:date>
    <meta:editing-duration>P0D</meta:editing-duration>
    <meta:editing-cycles>1</meta:editing-cycles>
    <meta:document-statistic meta:table-count="0" meta:image-count="0" meta:object-count="0" meta:page-count="1" meta:paragraph-count="22" meta:word-count="47" meta:character-count="255" meta:non-whitespace-character-count="230"/>
    <meta:generator>LibreOffice/4.2.4.2$Linux_X86_64 LibreOffice_project/420m0$Build-2</meta:generator>
  </office:meta>
</office:document-meta>
</file>